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adpis5" style:master-page-name="MPF0" style:family="paragraph">
      <style:paragraph-properties fo:break-before="page"/>
    </style:style>
    <style:style style:name="T3" style:parent-style-name="Standardnípísmoodstavce" style:family="text">
      <style:text-properties fo:language="cs" fo:country="CZ"/>
    </style:style>
    <style:style style:name="T4" style:parent-style-name="Standardnípísmoodstavce" style:family="text">
      <style:text-properties style:font-name="Arial" style:font-name-complex="Arial" fo:font-style="italic" style:font-style-asian="italic" style:font-style-complex="italic" fo:font-size="16pt" style:font-size-asian="16pt"/>
    </style:style>
    <style:style style:name="P5" style:parent-style-name="Normální" style:family="paragraph">
      <style:paragraph-properties fo:text-align="end" fo:text-indent="3.875in"/>
      <style:text-properties style:font-name="Arial" style:font-name-complex="Arial"/>
    </style:style>
    <style:style style:name="P6" style:parent-style-name="Normální" style:family="paragraph">
      <style:paragraph-properties fo:text-align="justify" fo:text-indent="3.875in"/>
    </style:style>
    <style:style style:name="T7" style:parent-style-name="Standardnípísmoodstavce" style:family="text">
      <style:text-properties style:font-name="Arial" style:font-name-complex="Arial"/>
    </style:style>
    <style:style style:name="T8" style:parent-style-name="Standardnípísmoodstavce" style:family="text">
      <style:text-properties style:font-name="Arial" style:font-name-complex="Arial"/>
    </style:style>
    <style:style style:name="T9" style:parent-style-name="Standardnípísmoodstavce" style:family="text">
      <style:text-properties style:font-name="Arial" style:font-name-complex="Arial"/>
    </style:style>
    <style:style style:name="T10" style:parent-style-name="Standardnípísmoodstavce" style:family="text">
      <style:text-properties style:font-name="Arial" style:font-name-complex="Arial"/>
    </style:style>
    <style:style style:name="T11" style:parent-style-name="Standardnípísmoodstavce" style:family="text">
      <style:text-properties style:font-name="Arial" style:font-name-complex="Arial"/>
    </style:style>
    <style:style style:name="T12" style:parent-style-name="Standardnípísmoodstavce" style:family="text">
      <style:text-properties style:font-name="Arial" style:font-name-complex="Arial"/>
    </style:style>
    <style:style style:name="P13" style:parent-style-name="Normální" style:family="paragraph">
      <style:text-properties style:font-name="Arial" style:font-name-complex="Arial" fo:letter-spacing="0.0138in"/>
    </style:style>
    <style:style style:name="P14" style:parent-style-name="Normální" style:family="paragraph">
      <style:text-properties style:font-name="Arial" style:font-name-complex="Arial"/>
    </style:style>
    <style:style style:name="P15" style:parent-style-name="Normální" style:family="paragraph">
      <style:text-properties style:font-name="Arial" style:font-name-complex="Arial"/>
    </style:style>
    <style:style style:name="P16" style:parent-style-name="Normální" style:family="paragraph">
      <style:paragraph-properties fo:text-align="justify"/>
    </style:style>
    <style:style style:name="T17" style:parent-style-name="Standardnípísmoodstavce" style:family="text">
      <style:text-properties style:font-name="Arial" style:font-name-complex="Arial"/>
    </style:style>
    <style:style style:name="T18" style:parent-style-name="Standardnípísmoodstavce" style:family="text">
      <style:text-properties style:font-name="Arial" style:font-name-complex="Arial"/>
    </style:style>
    <style:style style:name="T19" style:parent-style-name="Standardnípísmoodstavce" style:family="text">
      <style:text-properties style:font-name="Arial" style:font-name-complex="Arial"/>
    </style:style>
    <style:style style:name="T20" style:parent-style-name="Standardnípísmoodstavce" style:family="text">
      <style:text-properties style:font-name="Arial" style:font-name-complex="Arial"/>
    </style:style>
    <style:style style:name="T21" style:parent-style-name="Standardnípísmoodstavce" style:family="text">
      <style:text-properties style:font-name="Arial" style:font-name-complex="Arial"/>
    </style:style>
    <style:style style:name="T22" style:parent-style-name="Standardnípísmoodstavce" style:family="text">
      <style:text-properties style:font-name="Arial" style:font-name-complex="Arial"/>
    </style:style>
    <style:style style:name="T23" style:parent-style-name="Standardnípísmoodstavce" style:family="text">
      <style:text-properties style:font-name="Arial" style:font-name-complex="Arial"/>
    </style:style>
    <style:style style:name="T24" style:parent-style-name="Standardnípísmoodstavce" style:family="text">
      <style:text-properties style:font-name="Arial" style:font-name-complex="Arial"/>
    </style:style>
    <style:style style:name="T25" style:parent-style-name="Standardnípísmoodstavce" style:family="text">
      <style:text-properties style:font-name="Arial" style:font-name-complex="Arial"/>
    </style:style>
    <style:style style:name="T26" style:parent-style-name="Standardnípísmoodstavce" style:family="text">
      <style:text-properties style:font-name="Arial" style:font-name-complex="Arial"/>
    </style:style>
    <style:style style:name="T27" style:parent-style-name="Standardnípísmoodstavce" style:family="text">
      <style:text-properties style:font-name="Arial" style:font-name-complex="Arial"/>
    </style:style>
    <style:style style:name="T28" style:parent-style-name="Standardnípísmoodstavce" style:family="text">
      <style:text-properties style:font-name="Arial" style:font-name-complex="Arial"/>
    </style:style>
    <style:style style:name="P29" style:parent-style-name="Normální" style:family="paragraph">
      <style:paragraph-properties fo:text-align="justify"/>
      <style:text-properties style:font-name="Arial" style:font-name-complex="Arial"/>
    </style:style>
    <style:style style:name="P30" style:parent-style-name="Normální" style:family="paragraph">
      <style:paragraph-properties fo:text-align="justify" fo:text-indent="0.4916in"/>
      <style:text-properties style:font-name="Arial" style:font-name-complex="Arial"/>
    </style:style>
    <style:style style:name="P31" style:parent-style-name="Normální" style:family="paragraph">
      <style:paragraph-properties fo:text-align="justify" fo:text-indent="0.4916in"/>
      <style:text-properties style:font-name="Arial" style:font-name-complex="Arial"/>
    </style:style>
    <style:style style:name="P32" style:parent-style-name="Normální" style:family="paragraph">
      <style:paragraph-properties fo:text-align="justify" fo:text-indent="0.4916in"/>
      <style:text-properties style:font-name="Arial" style:font-name-complex="Arial"/>
    </style:style>
    <style:style style:name="P33" style:parent-style-name="Normální" style:family="paragraph">
      <style:paragraph-properties fo:text-align="justify" fo:text-indent="0.4916in"/>
      <style:text-properties style:font-name="Arial" style:font-name-complex="Arial"/>
    </style:style>
    <style:style style:name="P34" style:parent-style-name="Normální" style:family="paragraph">
      <style:paragraph-properties fo:text-align="justify" fo:text-indent="0.4916in"/>
    </style:style>
    <style:style style:name="T35" style:parent-style-name="Standardnípísmoodstavce" style:family="text">
      <style:text-properties style:font-name="Arial" style:font-name-complex="Arial"/>
    </style:style>
    <style:style style:name="T36" style:parent-style-name="Standardnípísmoodstavce" style:family="text">
      <style:text-properties style:font-name="Arial" style:font-name-complex="Arial"/>
    </style:style>
    <style:style style:name="T37" style:parent-style-name="Standardnípísmoodstavce" style:family="text">
      <style:text-properties style:font-name="Arial" style:font-name-complex="Arial"/>
    </style:style>
    <style:style style:name="T38" style:parent-style-name="Standardnípísmoodstavce" style:family="text">
      <style:text-properties style:font-name="Arial" style:font-name-complex="Arial"/>
    </style:style>
    <style:style style:name="T39" style:parent-style-name="Standardnípísmoodstavce" style:family="text">
      <style:text-properties style:font-name="Arial" style:font-name-complex="Arial"/>
    </style:style>
    <style:style style:name="T40" style:parent-style-name="Standardnípísmoodstavce" style:family="text">
      <style:text-properties style:font-name="Arial" style:font-name-complex="Arial"/>
    </style:style>
    <style:style style:name="T41" style:parent-style-name="Standardnípísmoodstavce" style:family="text">
      <style:text-properties style:font-name="Arial" style:font-name-complex="Arial"/>
    </style:style>
    <style:style style:name="T42" style:parent-style-name="Standardnípísmoodstavce" style:family="text">
      <style:text-properties style:font-name="Arial" style:font-name-complex="Arial"/>
    </style:style>
    <style:style style:name="T43" style:parent-style-name="Standardnípísmoodstavce" style:family="text">
      <style:text-properties style:font-name="Arial" style:font-name-complex="Arial"/>
    </style:style>
    <style:style style:name="T44" style:parent-style-name="Standardnípísmoodstavce" style:family="text">
      <style:text-properties style:font-name="Arial" style:font-name-complex="Arial"/>
    </style:style>
    <style:style style:name="T45" style:parent-style-name="Standardnípísmoodstavce" style:family="text">
      <style:text-properties style:font-name="Arial" style:font-name-complex="Arial"/>
    </style:style>
    <style:style style:name="T46" style:parent-style-name="Standardnípísmoodstavce" style:family="text">
      <style:text-properties style:font-name="Arial" style:font-name-complex="Arial"/>
    </style:style>
    <style:style style:name="T47" style:parent-style-name="Standardnípísmoodstavce" style:family="text">
      <style:text-properties style:font-name="Arial" style:font-name-complex="Arial"/>
    </style:style>
    <style:style style:name="T48" style:parent-style-name="Standardnípísmoodstavce" style:family="text">
      <style:text-properties style:font-name="Arial" style:font-name-complex="Arial"/>
    </style:style>
    <style:style style:name="T49" style:parent-style-name="Standardnípísmoodstavce" style:family="text">
      <style:text-properties style:font-name="Arial" style:font-name-complex="Arial"/>
    </style:style>
    <style:style style:name="T50" style:parent-style-name="Standardnípísmoodstavce" style:family="text">
      <style:text-properties style:font-name="Arial" style:font-name-complex="Arial"/>
    </style:style>
    <style:style style:name="T51" style:parent-style-name="Standardnípísmoodstavce" style:family="text">
      <style:text-properties style:font-name="Arial" style:font-name-complex="Arial"/>
    </style:style>
    <style:style style:name="T52" style:parent-style-name="Standardnípísmoodstavce" style:family="text">
      <style:text-properties style:font-name="Arial" style:font-name-complex="Arial"/>
    </style:style>
    <style:style style:name="T53" style:parent-style-name="Standardnípísmoodstavce" style:family="text">
      <style:text-properties style:font-name="Arial" style:font-name-complex="Arial"/>
    </style:style>
    <style:style style:name="T54" style:parent-style-name="Standardnípísmoodstavce" style:family="text">
      <style:text-properties style:font-name="Arial" style:font-name-complex="Arial"/>
    </style:style>
    <style:style style:name="T55" style:parent-style-name="Standardnípísmoodstavce" style:family="text">
      <style:text-properties style:font-name="Arial" style:font-name-complex="Arial"/>
    </style:style>
    <style:style style:name="T56" style:parent-style-name="Značkapozn.podčarou" style:family="text">
      <style:text-properties style:font-name="Arial" style:font-name-complex="Arial"/>
    </style:style>
    <style:style style:name="P57" style:parent-style-name="Textpozn.podčarou" style:family="paragraph">
      <style:paragraph-properties fo:text-align="justify"/>
    </style:style>
    <style:style style:name="T58" style:parent-style-name="Standardnípísmoodstavce" style:family="text">
      <style:text-properties style:font-name="Arial" style:font-name-complex="Arial" fo:font-size="9pt" style:font-size-asian="9pt"/>
    </style:style>
    <style:style style:name="T59" style:parent-style-name="Standardnípísmoodstavce" style:family="text">
      <style:text-properties style:font-name="Arial" style:font-name-complex="Arial" fo:font-size="9pt" style:font-size-asian="9pt"/>
    </style:style>
    <style:style style:name="T60" style:parent-style-name="Standardnípísmoodstavce" style:family="text">
      <style:text-properties style:font-name="Arial" style:font-name-complex="Arial" fo:font-size="9pt" style:font-size-asian="9pt"/>
    </style:style>
    <style:style style:name="T61" style:parent-style-name="Standardnípísmoodstavce" style:family="text">
      <style:text-properties style:font-name="Arial" style:font-name-complex="Arial" fo:font-size="9pt" style:font-size-asian="9pt"/>
    </style:style>
    <style:style style:name="T62" style:parent-style-name="Standardnípísmoodstavce" style:family="text">
      <style:text-properties style:font-name="Arial" style:font-name-complex="Arial" fo:font-size="9pt" style:font-size-asian="9pt"/>
    </style:style>
    <style:style style:name="T63" style:parent-style-name="Standardnípísmoodstavce" style:family="text">
      <style:text-properties style:font-name="Arial" style:font-name-complex="Arial" fo:font-size="9pt" style:font-size-asian="9pt"/>
    </style:style>
    <style:style style:name="T64" style:parent-style-name="Standardnípísmoodstavce" style:family="text">
      <style:text-properties style:font-name="Arial" style:font-name-complex="Arial" fo:font-size="9pt" style:font-size-asian="9pt"/>
    </style:style>
    <style:style style:name="T65" style:parent-style-name="Standardnípísmoodstavce" style:family="text">
      <style:text-properties style:font-name="Arial" style:font-name-complex="Arial" fo:font-size="9pt" style:font-size-asian="9pt"/>
    </style:style>
    <style:style style:name="P66" style:parent-style-name="Normální" style:family="paragraph">
      <style:paragraph-properties fo:text-align="justify" fo:text-indent="0.4916in"/>
      <style:text-properties style:font-name="Arial" style:font-name-complex="Arial"/>
    </style:style>
    <style:style style:name="P67" style:parent-style-name="Normální" style:family="paragraph">
      <style:paragraph-properties fo:text-align="justify" fo:text-indent="0.4916in"/>
      <style:text-properties style:font-name="Arial" style:font-name-complex="Arial"/>
    </style:style>
    <style:style style:name="P68" style:parent-style-name="Normální" style:family="paragraph">
      <style:paragraph-properties fo:text-align="justify" fo:text-indent="0.4916in"/>
      <style:text-properties style:font-name="Arial" style:font-name-complex="Arial"/>
    </style:style>
    <style:style style:name="P69" style:parent-style-name="Normální" style:family="paragraph">
      <style:paragraph-properties fo:text-align="justify" fo:text-indent="0.4916in"/>
    </style:style>
    <style:style style:name="T70" style:parent-style-name="Standardnípísmoodstavce" style:family="text">
      <style:text-properties style:font-name="Arial" style:font-name-complex="Arial"/>
    </style:style>
    <style:style style:name="T71" style:parent-style-name="Standardnípísmoodstavce" style:family="text">
      <style:text-properties style:font-name="Arial" style:font-name-complex="Arial"/>
    </style:style>
    <style:style style:name="T72" style:parent-style-name="Standardnípísmoodstavce" style:family="text">
      <style:text-properties style:font-name="Arial" style:font-name-complex="Arial"/>
    </style:style>
    <style:style style:name="T73" style:parent-style-name="Standardnípísmoodstavce" style:family="text">
      <style:text-properties style:font-name="Arial" style:font-name-complex="Arial"/>
    </style:style>
    <style:style style:name="T74" style:parent-style-name="Značkapozn.podčarou" style:family="text">
      <style:text-properties style:font-name="Arial" style:font-name-complex="Arial"/>
    </style:style>
    <style:style style:name="P75" style:parent-style-name="Textpozn.podčarou" style:family="paragraph">
      <style:paragraph-properties fo:text-align="justify"/>
    </style:style>
    <style:style style:name="T76" style:parent-style-name="Standardnípísmoodstavce" style:family="text">
      <style:text-properties style:font-name="Arial" style:font-name-complex="Arial" fo:font-size="9pt" style:font-size-asian="9pt"/>
    </style:style>
    <style:style style:name="T77" style:parent-style-name="Standardnípísmoodstavce" style:family="text">
      <style:text-properties style:font-name="Arial" style:font-name-complex="Arial" fo:font-size="9pt" style:font-size-asian="9pt"/>
    </style:style>
    <style:style style:name="T78" style:parent-style-name="Standardnípísmoodstavce" style:family="text">
      <style:text-properties style:font-name="Arial" style:font-name-complex="Arial" fo:font-size="9pt" style:font-size-asian="9pt"/>
    </style:style>
    <style:style style:name="T79" style:parent-style-name="Standardnípísmoodstavce" style:family="text">
      <style:text-properties style:font-name="Arial" style:font-name-complex="Arial" fo:font-size="9pt" style:font-size-asian="9pt"/>
    </style:style>
    <style:style style:name="T80" style:parent-style-name="Standardnípísmoodstavce" style:family="text">
      <style:text-properties style:font-name="Arial" style:font-name-complex="Arial" fo:font-size="9pt" style:font-size-asian="9pt"/>
    </style:style>
    <style:style style:name="T81" style:parent-style-name="Standardnípísmoodstavce" style:family="text">
      <style:text-properties style:font-name="Arial" style:font-name-complex="Arial"/>
    </style:style>
    <style:style style:name="T82" style:parent-style-name="Standardnípísmoodstavce" style:family="text">
      <style:text-properties style:font-name="Arial" style:font-name-complex="Arial"/>
    </style:style>
    <style:style style:name="T83" style:parent-style-name="Standardnípísmoodstavce" style:family="text">
      <style:text-properties style:font-name="Arial" style:font-name-complex="Arial"/>
    </style:style>
    <style:style style:name="T84" style:parent-style-name="Standardnípísmoodstavce" style:family="text">
      <style:text-properties style:font-name="Arial" style:font-name-complex="Arial"/>
    </style:style>
    <style:style style:name="T85" style:parent-style-name="Standardnípísmoodstavce" style:family="text">
      <style:text-properties style:font-name="Arial" style:font-name-complex="Arial"/>
    </style:style>
    <style:style style:name="T86" style:parent-style-name="Standardnípísmoodstavce" style:family="text">
      <style:text-properties style:font-name="Arial" style:font-name-complex="Arial"/>
    </style:style>
    <style:style style:name="T87" style:parent-style-name="Standardnípísmoodstavce" style:family="text">
      <style:text-properties style:font-name="Arial" style:font-name-complex="Arial"/>
    </style:style>
    <style:style style:name="P88" style:parent-style-name="Normální" style:family="paragraph">
      <style:paragraph-properties fo:text-align="justify" fo:text-indent="0.4916in"/>
      <style:text-properties style:font-name="Arial" style:font-name-complex="Arial"/>
    </style:style>
    <style:style style:name="P89" style:parent-style-name="Normální" style:family="paragraph">
      <style:paragraph-properties fo:text-align="justify" fo:text-indent="0.4916in"/>
    </style:style>
    <style:style style:name="T90" style:parent-style-name="Standardnípísmoodstavce" style:family="text">
      <style:text-properties style:font-name="Arial" style:font-name-complex="Arial"/>
    </style:style>
    <style:style style:name="T91" style:parent-style-name="Standardnípísmoodstavce" style:family="text">
      <style:text-properties style:font-name="Arial" style:font-name-complex="Arial"/>
    </style:style>
    <style:style style:name="T92" style:parent-style-name="Standardnípísmoodstavce" style:family="text">
      <style:text-properties style:font-name="Arial" style:font-name-complex="Arial"/>
    </style:style>
    <style:style style:name="T93" style:parent-style-name="Standardnípísmoodstavce" style:family="text">
      <style:text-properties style:font-name="Arial" style:font-name-complex="Arial"/>
    </style:style>
    <style:style style:name="T94" style:parent-style-name="Standardnípísmoodstavce" style:family="text">
      <style:text-properties style:font-name="Arial" style:font-name-complex="Arial"/>
    </style:style>
    <style:style style:name="T95" style:parent-style-name="Značkapozn.podčarou" style:family="text">
      <style:text-properties style:font-name="Arial" style:font-name-complex="Arial"/>
    </style:style>
    <style:style style:name="P96" style:parent-style-name="Textpozn.podčarou" style:family="paragraph">
      <style:paragraph-properties fo:text-align="justify"/>
    </style:style>
    <style:style style:name="T97" style:parent-style-name="Standardnípísmoodstavce" style:family="text">
      <style:text-properties style:font-name="Arial" style:font-name-complex="Arial" fo:font-size="9pt" style:font-size-asian="9pt"/>
    </style:style>
    <style:style style:name="T98" style:parent-style-name="Standardnípísmoodstavce" style:family="text">
      <style:text-properties style:font-name="Arial" style:font-name-complex="Arial" fo:font-size="9pt" style:font-size-asian="9pt"/>
    </style:style>
    <style:style style:name="P99" style:parent-style-name="Normální" style:family="paragraph">
      <style:paragraph-properties fo:text-align="justify" fo:text-indent="0.4916in"/>
      <style:text-properties style:font-name="Arial" style:font-name-complex="Arial"/>
    </style:style>
    <style:style style:name="P100" style:parent-style-name="Normální" style:family="paragraph">
      <style:paragraph-properties fo:text-align="justify" fo:text-indent="0.4916in"/>
    </style:style>
    <style:style style:name="T101" style:parent-style-name="Standardnípísmoodstavce" style:family="text">
      <style:text-properties style:font-name="Arial" style:font-name-complex="Arial"/>
    </style:style>
    <style:style style:name="T102" style:parent-style-name="Standardnípísmoodstavce" style:family="text">
      <style:text-properties style:font-name="Arial" style:font-name-complex="Arial"/>
    </style:style>
    <style:style style:name="T103" style:parent-style-name="Standardnípísmoodstavce" style:family="text">
      <style:text-properties style:font-name="Arial" style:font-name-complex="Arial"/>
    </style:style>
    <style:style style:name="T104" style:parent-style-name="Standardnípísmoodstavce" style:family="text">
      <style:text-properties style:font-name="Arial" style:font-name-complex="Arial"/>
    </style:style>
    <style:style style:name="T105" style:parent-style-name="Standardnípísmoodstavce" style:family="text">
      <style:text-properties style:font-name="Arial" style:font-name-complex="Arial"/>
    </style:style>
    <style:style style:name="T106" style:parent-style-name="Standardnípísmoodstavce" style:family="text">
      <style:text-properties style:font-name="Arial" style:font-name-complex="Arial"/>
    </style:style>
    <style:style style:name="T107" style:parent-style-name="Standardnípísmoodstavce" style:family="text">
      <style:text-properties style:font-name="Arial" style:font-name-complex="Arial"/>
    </style:style>
    <style:style style:name="T108" style:parent-style-name="Standardnípísmoodstavce" style:family="text">
      <style:text-properties style:font-name="Arial" style:font-name-complex="Arial"/>
    </style:style>
    <style:style style:name="T109" style:parent-style-name="Standardnípísmoodstavce" style:family="text">
      <style:text-properties style:font-name="Arial" style:font-name-complex="Arial"/>
    </style:style>
    <style:style style:name="T110" style:parent-style-name="Standardnípísmoodstavce" style:family="text">
      <style:text-properties style:font-name="Arial" style:font-name-complex="Arial"/>
    </style:style>
    <style:style style:name="T111" style:parent-style-name="Standardnípísmoodstavce" style:family="text">
      <style:text-properties style:font-name="Arial" style:font-name-complex="Arial" fo:language="en" fo:country="US"/>
    </style:style>
    <style:style style:name="T112" style:parent-style-name="Standardnípísmoodstavce" style:family="text">
      <style:text-properties style:font-name="Arial" style:font-name-complex="Arial"/>
    </style:style>
    <style:style style:name="P113" style:parent-style-name="Normální" style:family="paragraph">
      <style:paragraph-properties fo:text-align="justify" fo:text-indent="0.4916in"/>
      <style:text-properties style:font-name="Arial" style:font-name-complex="Arial"/>
    </style:style>
    <style:style style:name="P114" style:parent-style-name="Normální" style:family="paragraph">
      <style:paragraph-properties fo:text-align="justify" fo:text-indent="0.4916in"/>
    </style:style>
    <style:style style:name="T115" style:parent-style-name="Standardnípísmoodstavce" style:family="text">
      <style:text-properties style:font-name="Arial" style:font-name-complex="Arial"/>
    </style:style>
    <style:style style:name="T116" style:parent-style-name="Standardnípísmoodstavce" style:family="text">
      <style:text-properties style:font-name="Arial" style:font-name-complex="Arial" fo:font-style="italic" style:font-style-asian="italic"/>
    </style:style>
    <style:style style:name="T117" style:parent-style-name="Standardnípísmoodstavce" style:family="text">
      <style:text-properties style:font-name="Arial" style:font-name-complex="Arial" fo:font-style="italic" style:font-style-asian="italic"/>
    </style:style>
    <style:style style:name="T118" style:parent-style-name="Standardnípísmoodstavce" style:family="text">
      <style:text-properties style:font-name="Arial" style:font-name-complex="Arial"/>
    </style:style>
    <style:style style:name="T119" style:parent-style-name="Standardnípísmoodstavce" style:family="text">
      <style:text-properties style:font-name="Arial" style:font-name-complex="Arial"/>
    </style:style>
    <style:style style:name="T120" style:parent-style-name="Standardnípísmoodstavce" style:family="text">
      <style:text-properties style:font-name="Arial" style:font-name-complex="Arial"/>
    </style:style>
    <style:style style:name="T121" style:parent-style-name="Standardnípísmoodstavce" style:family="text">
      <style:text-properties style:font-name="Arial" style:font-name-complex="Arial"/>
    </style:style>
    <style:style style:name="T122" style:parent-style-name="Standardnípísmoodstavce" style:family="text">
      <style:text-properties style:font-name="Arial" style:font-name-complex="Arial"/>
    </style:style>
    <style:style style:name="T123" style:parent-style-name="Standardnípísmoodstavce" style:family="text">
      <style:text-properties style:font-name="Arial" style:font-name-complex="Arial"/>
    </style:style>
    <style:style style:name="T124" style:parent-style-name="Standardnípísmoodstavce" style:family="text">
      <style:text-properties style:font-name="Arial" style:font-name-complex="Arial"/>
    </style:style>
    <style:style style:name="T125" style:parent-style-name="Standardnípísmoodstavce" style:family="text">
      <style:text-properties style:font-name="Arial" style:font-name-complex="Arial"/>
    </style:style>
    <style:style style:name="T126" style:parent-style-name="Standardnípísmoodstavce" style:family="text">
      <style:text-properties style:font-name="Arial" style:font-name-complex="Arial"/>
    </style:style>
    <style:style style:name="P127" style:parent-style-name="Normální" style:family="paragraph">
      <style:paragraph-properties fo:text-align="justify" fo:text-indent="0.4916in"/>
      <style:text-properties style:font-name="Arial" style:font-name-complex="Arial"/>
    </style:style>
    <style:style style:name="P128" style:parent-style-name="Normální" style:family="paragraph">
      <style:paragraph-properties fo:text-align="justify" fo:text-indent="0.4916in"/>
      <style:text-properties style:font-name="Arial" style:font-name-complex="Arial"/>
    </style:style>
    <style:style style:name="P129" style:parent-style-name="Normální" style:family="paragraph">
      <style:paragraph-properties fo:text-align="justify" fo:text-indent="0.4916in"/>
      <style:text-properties style:font-name="Arial" style:font-name-complex="Arial"/>
    </style:style>
    <style:style style:name="P130" style:parent-style-name="Normální" style:family="paragraph">
      <style:paragraph-properties fo:text-align="justify" fo:text-indent="0.4916in"/>
      <style:text-properties style:font-name="Arial" style:font-name-complex="Arial"/>
    </style:style>
    <style:style style:name="P131" style:parent-style-name="Normální" style:family="paragraph">
      <style:paragraph-properties fo:text-align="justify" fo:text-indent="0.4916in"/>
      <style:text-properties style:font-name="Arial" style:font-name-complex="Arial"/>
    </style:style>
    <style:style style:name="P132" style:parent-style-name="Normální" style:family="paragraph">
      <style:paragraph-properties fo:text-align="justify" fo:text-indent="0.4916in"/>
      <style:text-properties style:font-name="Arial" style:font-name-complex="Arial"/>
    </style:style>
    <style:style style:name="P133" style:parent-style-name="Normální" style:family="paragraph">
      <style:paragraph-properties fo:text-align="justify" fo:text-indent="0.4916in"/>
      <style:text-properties style:font-name="Arial" style:font-name-complex="Arial"/>
    </style:style>
    <style:style style:name="P134" style:parent-style-name="Normální" style:family="paragraph">
      <style:paragraph-properties fo:text-align="justify" fo:text-indent="0.4916in"/>
      <style:text-properties style:font-name="Arial" style:font-name-complex="Arial"/>
    </style:style>
    <style:style style:name="P135" style:parent-style-name="Normální" style:family="paragraph">
      <style:paragraph-properties fo:text-align="justify" fo:text-indent="0.4916in"/>
      <style:text-properties style:font-name="Arial" style:font-name-complex="Arial"/>
    </style:style>
    <style:style style:name="P136" style:parent-style-name="Normální" style:family="paragraph">
      <style:paragraph-properties fo:text-align="justify" fo:text-indent="0.4916in"/>
      <style:text-properties style:font-name="Arial" style:font-name-complex="Arial"/>
    </style:style>
    <style:style style:name="P137" style:parent-style-name="Normální" style:family="paragraph">
      <style:paragraph-properties fo:text-align="justify" fo:text-indent="0.4916in"/>
      <style:text-properties style:font-name="Arial" style:font-name-complex="Arial"/>
    </style:style>
    <style:style style:name="P138" style:parent-style-name="Normální" style:family="paragraph">
      <style:paragraph-properties fo:text-align="justify" fo:text-indent="0.4916in"/>
      <style:text-properties style:font-name="Arial" style:font-name-complex="Arial"/>
    </style:style>
    <style:style style:name="P139" style:parent-style-name="Normální" style:family="paragraph">
      <style:paragraph-properties fo:text-align="justify" fo:text-indent="0.4916in"/>
      <style:text-properties style:font-name="Arial" style:font-name-complex="Arial"/>
    </style:style>
    <style:style style:name="P140" style:parent-style-name="Normální" style:family="paragraph">
      <style:paragraph-properties fo:text-align="justify" fo:text-indent="0.4916in"/>
      <style:text-properties style:font-name="Arial" style:font-name-complex="Arial"/>
    </style:style>
    <style:style style:name="P141" style:parent-style-name="Normální" style:family="paragraph">
      <style:paragraph-properties style:text-autospace="none" fo:text-align="justify"/>
      <style:text-properties style:font-name="Arial" style:font-name-complex="Arial"/>
    </style:style>
    <style:style style:name="P142" style:parent-style-name="Normální" style:family="paragraph">
      <style:paragraph-properties fo:text-align="justify"/>
      <style:text-properties style:font-name="Arial" style:font-name-complex="Arial"/>
    </style:style>
    <style:style style:name="P143" style:parent-style-name="Normální" style:family="paragraph">
      <style:paragraph-properties fo:text-align="justify"/>
      <style:text-properties style:font-name="Arial" style:font-name-complex="Arial"/>
    </style:style>
    <style:style style:name="P144" style:parent-style-name="Normální" style:family="paragraph">
      <style:paragraph-properties fo:text-align="justify"/>
      <style:text-properties style:font-name="Arial" style:font-name-complex="Arial"/>
    </style:style>
    <style:style style:name="P145" style:parent-style-name="Normální" style:family="paragraph">
      <style:paragraph-properties fo:text-align="justify"/>
      <style:text-properties style:font-name="Arial" style:font-name-complex="Arial"/>
    </style:style>
    <style:style style:name="P146" style:parent-style-name="Normální" style:family="paragraph">
      <style:paragraph-properties fo:text-align="justify"/>
      <style:text-properties style:font-name="Arial" style:font-name-complex="Arial"/>
    </style:style>
    <style:style style:name="P147" style:parent-style-name="Normální" style:family="paragraph">
      <style:paragraph-properties fo:text-align="justify"/>
      <style:text-properties style:font-name="Arial" style:font-name-complex="Arial"/>
    </style:style>
    <style:style style:name="P148" style:parent-style-name="Normální" style:family="paragraph">
      <style:paragraph-properties fo:text-align="justify"/>
      <style:text-properties style:font-name="Arial" style:font-name-complex="Arial"/>
    </style:style>
    <style:style style:name="P149" style:parent-style-name="Normální" style:family="paragraph">
      <style:paragraph-properties fo:text-align="justify"/>
      <style:text-properties style:font-name="Arial" style:font-name-complex="Arial"/>
    </style:style>
    <style:style style:name="P150" style:parent-style-name="Normální" style:family="paragraph">
      <style:paragraph-properties fo:text-align="justify"/>
      <style:text-properties style:font-name="Arial" style:font-name-complex="Arial"/>
    </style:style>
    <style:style style:name="P151" style:parent-style-name="Normální" style:family="paragraph">
      <style:paragraph-properties fo:text-align="justify"/>
      <style:text-properties style:font-name="Arial" style:font-name-complex="Arial"/>
    </style:style>
    <style:style style:name="P152" style:parent-style-name="Normální" style:family="paragraph">
      <style:paragraph-properties fo:text-align="justify"/>
      <style:text-properties style:font-name="Arial" style:font-name-complex="Arial"/>
    </style:style>
    <style:style style:name="P153" style:parent-style-name="Normální" style:family="paragraph">
      <style:paragraph-properties fo:text-align="justify"/>
      <style:text-properties style:font-name="Arial" style:font-name-complex="Arial"/>
    </style:style>
    <style:style style:name="P154" style:parent-style-name="Normální" style:family="paragraph">
      <style:paragraph-properties fo:text-align="justify"/>
      <style:text-properties style:font-name="Arial" style:font-name-complex="Arial"/>
    </style:style>
    <style:style style:name="P155" style:parent-style-name="Normální" style:family="paragraph">
      <style:paragraph-properties fo:text-align="justify"/>
      <style:text-properties style:font-name="Arial" style:font-name-complex="Arial"/>
    </style:style>
    <style:style style:name="P156" style:parent-style-name="Normální" style:family="paragraph">
      <style:paragraph-properties fo:text-align="justify"/>
    </style:style>
    <style:style style:name="T157" style:parent-style-name="Standardnípísmoodstavce" style:family="text">
      <style:text-properties style:font-name="Arial" style:font-name-complex="Arial"/>
    </style:style>
    <style:style style:name="P158" style:parent-style-name="Normální" style:family="paragraph">
      <style:paragraph-properties fo:text-align="justify"/>
    </style:style>
    <style:style style:name="T159" style:parent-style-name="Silné" style:family="text">
      <style:text-properties style:font-name="Arial" style:font-name-complex="Arial" fo:font-weight="normal" style:font-weight-asian="normal"/>
    </style:style>
    <style:style style:name="P160" style:parent-style-name="Normální" style:family="paragraph">
      <style:paragraph-properties fo:text-align="justify"/>
      <style:text-properties style:font-name="Arial" style:font-name-complex="Arial"/>
    </style:style>
  </office:automatic-styles>
  <office:body>
    <office:text text:use-soft-page-breaks="true">
      <text:h text:style-name="P1" text:outline-level="5"><text:span text:style-name="T3"><text:s/></text:span>Veřejný ochránce práv</text:h>
      <text:p text:style-name="Normální"><text:span text:style-name="T4">JUDr. Pavel Varvařovský</text:span></text:p>
      <text:p text:style-name="Normální"/>
      <text:p text:style-name="Normální"/>
      <text:p text:style-name="P5">V Brně dne 7. listopadu<text:s/>2011</text:p>
      <text:p text:style-name="P6"><text:span text:style-name="T7"><text:s text:c="6"/></text:span><text:span text:style-name="T8">Sp. zn.:</text:span><text:span text:style-name="T9"><text:s/></text:span><text:span text:style-name="T10">54/2010</text:span><text:span text:style-name="T11">/NZ/</text:span><text:span text:style-name="T12">MJ</text:span></text:p>
      <text:p text:style-name="P13"/>
      <text:p text:style-name="P14">Vážená paní ředitelko,</text:p>
      <text:p text:style-name="P15"/>
      <text:p text:style-name="P16"><text:tab/><text:span text:style-name="T17">v souladu s ustanovením § 21a odst. 3 zákona č. 349/1999 Sb., o veřejném ochránci práv, ve znění pozdějších předpisů,<text:s/></text:span><text:span text:style-name="T18">jsem<text:s/></text:span><text:span text:style-name="T19">Vám zas</text:span><text:span text:style-name="T20">lal</text:span><text:span text:style-name="T21"><text:s/>zprávu z</text:span><text:span text:style-name="T22"> </text:span><text:span text:style-name="T23">návštěvy</text:span><text:span text:style-name="T24"><text:s/>Výchovného ústavu, střední školy a školní jídelny v Žulové</text:span><text:span text:style-name="T25">.<text:s/></text:span><text:span text:style-name="T26">Oceňuji, že jste se mojí zprávou podrobně zabývala a za Vaše vyjádření ze dne 7. října 2011 děkuji. Dovolte mi v návaznosti na Vaše připomínky několik poznámek</text:span><text:span text:style-name="T27">,</text:span><text:span text:style-name="T28"><text:s/>či doplňujících otázek.<text:s/></text:span></text:p>
      <text:p text:style-name="P29"/>
      <text:p text:style-name="P30">Lhůta<text:s/>30 dnů, kterou ve své<text:s/>praxi již běžně navrhuji vedení<text:s/>navštívených zařízení k připomínkám mých zpráv, není nepřekročitelná. Nejde totiž o zákonnou lhůtu. Stává se, že<text:s/>ředitelé zařízení nestihnou ve<text:s/>lhůtě<text:s/>30 dnů odpovědět a žádají o její prodloužení. Uvedou-li relevantní důvod, nemám nejmenší zájem na tom lhůtu neprodloužit. Cením si však toho, že jste vyvinula maximální úsilí o její dodržení.</text:p>
      <text:p text:style-name="P31"/>
      <text:p text:style-name="P32">Děkuji rovněž za zpětnou vazbu týkající se samotného průběhu návštěvy. Návštěva je zaměřena v principu jako čistě sběrová. Vše, co pracovníci vyslechnou či jakkoli jinak vstřebají během<text:s/>2 či 3<text:s/>dnů, představuje ohromné penzum informací, pocitů, postřehů, dokumentů a dojmů. V současné<text:s/>době si nedovedu představit, že by byla každá získaná informace na konci návštěvy předestírána vedení zařízení. Stejně tak není možné prostudovat podrobně všechny dokumenty, které si mí pracovníci ze zařízení odvážejí. To velmi rozsáhlý informační záběr návštěvy neumožňuje. Proto bývají s vedením zařízení konzultována pouze velmi závažná zjištění či podezření intenzity závažného a ohrožujícího charakteru, jejichž nezmínění a případné nepřijetí okamžitých opatření k nápravě, by mohlo dětem přinést závažné následky. Ostatnímu je potom vyhrazena právě tato následná vyjasňující písemná komunikace.</text:p>
      <text:p text:style-name="P33"/>
      <text:p text:style-name="P34"><text:span text:style-name="T35">K doporučení 1.1: Netuším, z<text:s/></text:span><text:span text:style-name="T36">jakého důvodu jste nabyla dojmu, že práci s rodinou ve Vašem zařízení posu</text:span><text:span text:style-name="T37">zuji negativně. Naopak, práci s<text:s/></text:span><text:span text:style-name="T38">rodinou (třetí odstavec první části zprávy) jsem formuloval ve velmi pochvalném duchu. Mů</text:span><text:span text:style-name="T39">j úhel pohledu směřoval pouze k<text:s/></text:span><text:span text:style-name="T40">Vaší činnosti s rodinou, která byla během návštěvy nepřesně prezentována jako rodinná terapie. Vzhledem k tomu, že součástí Vašeho týmu je i psycholožka, která projevila zájem (a konstatovala obecnou potřebu) vykonávat v ústavu právě rodinnou terapii, bylo doporučení právě takto formu</text:span><text:span text:style-name="T41">lováno. Jsem si vědom, že jde v<text:s/></text:span><text:span text:style-name="T42">podstatě o nadstandardní činnost, nedovedu si však př</text:span><text:span text:style-name="T43">edstavit, kde jinde než právě v<text:s/></text:span><text:span text:style-name="T44">zařízení typu Žulové by rodinná terapie měla mít<text:s/></text:span><text:span text:style-name="T45">své místo. Snad k Vašemu negativnímu dojmu přispěla pasáž týkající se sanace rodiny (bod 1.2). To do jisté míry chápu, jde však bohužel o pravidelně se vyskytující deficit, který se týká všech školských zařízení. Ač musím dodat, že odpovědnost vázne, j</text:span><text:span text:style-name="T46">ak jsem zmiňoval i ve zprávě, z</text:span><text:span text:style-name="T47">části na orgánech<text:s/></text:span><text:span text:style-name="T48">sociálně-právní ochrany dětí, z</text:span><text:span text:style-name="T49">části na nedostatečné nabídce terénních služeb, které by sanační podporu měly nabízet, k uvedení této problematiky</text:span><text:span text:style-name="T50"><text:s/>do zprávy mě vedla především potřeba<text:s/></text:span><text:soft-page-break/><text:span text:style-name="T51">apelovat na školská zařízení, která se nemohou odpovědnosti za sanaci rodiny</text:span><text:span text:style-name="T52"><text:s/></text:span><text:span text:style-name="T53">zbavit</text:span><text:span text:style-name="T54"><text:s/></text:span><text:span text:style-name="T55">zcela.</text:span><text:span text:style-name="T56"><text:note text:note-class="footnote" text:id="_ftn0"><text:note-citation>1</text:note-citation><text:note-body><text:p text:style-name="P57"><text:span text:style-name="T58"><text:s/>Zařízení může realizovat podporu v podobě doprovázených návštěv v zařízení, p</text:span><text:span text:style-name="T59">řípravy průběhu dovolenky u </text:span><text:span text:style-name="T60">rodičů,<text:s/></text:span><text:span text:style-name="T61">vyhodnocování kontaktů rodičů s<text:s/></text:span><text:span text:style-name="T62">dítětem atd. Pracovníci zařízení jsou nepostradatelnými členy multidisciplinárního týmu, který by měl být pro sanaci rodiny zformován</text:span><text:span text:style-name="T63"><text:s/>(a iniciativu v tomto může mít právě i ředitel zařízení). (v</text:span><text:span text:style-name="T64">iz Bechyňová V., Konvičková M.: Sanace rodiny, Po</text:span><text:span text:style-name="T65">rtál, Praha 2008, str. 127-140)</text:span></text:p></text:note-body></text:note></text:span></text:p>
      <text:p text:style-name="P66"/>
      <text:p text:style-name="P67">K doporučení 1.3: Je samozřejmě otázkou důkladného zvážení zájmů těhotných dívek, zda je pro ně užitečnější chodit ještě pár měsíců do školy, nebo se zdárně adaptovat na podmínky nového zařízení tak, aby porod proběhl v jejich maximální psychické pohodě. Z Vašeho vyjádření mi vychází představa, kdy dívka v 8<text:s/>měsíci těhotenství je sice vzdělanější, ale přichází do stresové situace poměrně výrazné změny prostředí těsně před porodem. Domnívám se, že v takovém případě může být zájem na psychické pohodě a z toho plynoucího dobrého průběhu porodu vyšší,<text:s/>než několik měsíců školní docházky navíc. Dokážu si však představit i opačnou situaci, kdy dívce chybí do ukončení studia právě několik měsíců. V takovém případě potom lze uvažovat o upřednostnění studia. Ve zprávě jsem vycházel ze zkušeností zařízení specializujících se na pobyt nezletilých matek s dětmi a doufám, že mnou formulované doporučení nebude chápáno jako dogma, z něhož neexistují výjimky. To se ovšem vztahuje ke všem mnou formulovaným doporučením. S nedostatečnou kapacitou specializovaných zařízení pro nezletilé matky s dětmi jsem obeznámen a bude jistě předmětem mého zájmu v souhrnné zprávě.</text:p>
      <text:p text:style-name="P68"/>
      <text:p text:style-name="P69"><text:span text:style-name="T70">K doporučení 2.2: V textu k<text:s/></text:span><text:span text:style-name="T71">doporučení kladu (tak trochu i sám sobě) polemickou otázku, do jaké</text:span><text:span text:style-name="T72"><text:s/>míry jsou konfliktní situace s<text:s/></text:span><text:span text:style-name="T73">dětmi rozebírány,</text:span><text:span text:style-name="T74"><text:note text:note-class="footnote" text:id="_ftn1"><text:note-citation>2</text:note-citation><text:note-body><text:p text:style-name="P75"><text:span text:style-name="T76"><text:s/>Téma mohu uvést na příkladu s plošným zákazem půjčování mobilních telefonů, resp. SIM karet. K zákazu bylo přistoupeno poté, co si dívky navzájem provolávaly kredity, přičemž vychovatelé tyto konflikty nebyli schopni účinně řešit. Zákaz tak v tomto kontextu působí poněkud alibisticky</text:span><text:span text:style-name="T77">.</text:span><text:span text:style-name="T78"><text:s/></text:span><text:span text:style-name="T79">J</text:span><text:span text:style-name="T80">e jistě jednodušší zavést plošný zákaz, než dívku vést k tomu, aby se naučila nést za své věci zodpovědnost a nepůjčovat mobilní telefon někomu, s kým má neblahou zkušenost.</text:span></text:p></text:note-body></text:note></text:span><text:span text:style-name="T81"><text:s/>samozřejmě nebylo cílem konstatovat, že se tak neděje vůbec. Jsem si vědom, že se vychovatelé dětem v tomto ohledu věnují,<text:s/></text:span><text:span text:style-name="T82">třebaže</text:span><text:span text:style-name="T83"><text:s/>text zprávy zjevně působí opačně. Mou snahou bylo formulovat princip, na který by vyc</text:span><text:span text:style-name="T84">hovatelé měli být upozorněni, a </text:span><text:span text:style-name="T85">byl bych rád, kdyby téma řešení konfliktů bylo chápáno jako výzva a jeden z cílů práce s dětmi,</text:span><text:span text:style-name="T86"><text:s/>nikoli jako výtka, která bude u<text:s/></text:span><text:span text:style-name="T87">personálu ústavu vyvolávat pocity křivdy.<text:s/></text:span></text:p>
      <text:p text:style-name="P88"/>
      <text:p text:style-name="P89"><text:span text:style-name="T90">K doporučení 3.1: Samozřejmě se shodneme na tom, že ochrana zdraví dětí musí mít prioritu. Té se dá dosáhnout ale i jinými opatřeními, než jen instalací mříží. V dnešní době mnohá zařízení (nejen školská) využívají n</text:span><text:span text:style-name="T91">ejrůznější bezpečnostní fólie v<text:s/></text:span><text:span text:style-name="T92">kombinaci s pojistkami, které znemožňují vypadnutí klientů, rozbití oken, vyskočení atd. To by mohl být i návod k tomu, jak přistoupit k tématu v případě dětí s uloženou ochrannou výchovou. Zákon totiž nehov</text:span><text:span text:style-name="T93">oří výslovně o mřížích, nýbrž o </text:span><text:span text:style-name="T94">(jakýchkoli) stavebně technických prostředcích.</text:span><text:span text:style-name="T95"><text:note text:note-class="footnote" text:id="_ftn2"><text:note-citation>3</text:note-citation><text:note-body><text:p text:style-name="P96"><text:span text:style-name="T97"><text:s/>Ustanovení</text:span><text:span text:style-name="T98"><text:s/>§ 15 odst. 1 zákona č. 109/2002 Sb., o výkonu ústavní výchovy nebo ochranné výchovy ve školských zařízeních a o preventivně výchovné péči ve školských zařízeních a o změně dalších zákonů, ve znění pozdějších předpisů.</text:span></text:p></text:note-body></text:note></text:span></text:p>
      <text:p text:style-name="P99"/>
      <text:p text:style-name="P100"><text:span text:style-name="T101">K doporučení 4.1: Rozhodně nepopírám, že zakořenit v chlapcích smysluplné trávení volného času je velmi užitečné. Ptám se však, zda bude mít chlapec takové možnosti (především ve vztahu ke cvičení a sportování, jež je zajištěno<text:s/></text:span><text:soft-page-break/><text:span text:style-name="T102">nadstandardním zázemím a vybavením ústavu) i po opuštění zařízení ve své každodenní realitě, a zda není připravován k něčemu, co stejně z větší části nebude mít v budoucnu znovu k dispozici? Jak se může chlapec, bez hrozby pozdější recidivy, rozejít s dosavadním způsobem života tím, že převážně sportuje a cvičí, když se po opuštění ústavu vrací do stejného či minimálně podobného patologického prostředí a nejistých rodinných vztahů? Píšete, že vychovatelé jsou speciální pedagogové pracující i terapeuticky. Nezaznamenal jsem však, že by pracovníci měli terapeutické nebo jakékoli jiné sebezkušenostní výcviky. Berte p</text:span><text:span text:style-name="T103">rosím moje úvahy jako polemické a</text:span><text:span text:style-name="T104"><text:s/>vyvolané Vaším vyjádřením. Nekl</text:span><text:span text:style-name="T105">adl jsem si za cíl podat Vám ve </text:span><text:span text:style-name="T106">zprávě bezchybný audit výchovně léčebného oddělení</text:span><text:span text:style-name="T107">,</text:span><text:span text:style-name="T108"><text:s/>založený na precizně vystavěných logických argumentech a zjištěných důkazech. To skutečně není z povahy návštěv reálné. Nicméně domnívám se, že mé závěry nejsou učiněny pouze na základě dojmu mých pracovníků. Jsou v nich zakomponované především výpovědi personálu, koncepční dokumenty atd., z celkového dojmu tak vzešla konstrukce formulovaná v závěru<text:s/></text:span><text:span text:style-name="T109">mé</text:span><text:span text:style-name="T110"><text:s/>zprávy. Naopak zcela souhlasím</text:span><text:span text:style-name="T111"><text:s/></text:span><text:span text:style-name="T112">s tím, že bez motivace chlapců je jakákoli odborná pomoc neúčelná a že právě motivace chlapců je pro pracovníky všech profesí ústavu velkou výzvou. Na závěr si dovolím otázku, zda je Vám dostupná jakákoli zpětná vazba o tom, jak si chlapci vedou po opuštění Vašeho ústavu, resp. po ukončení ústavní výchovy? Existuje v tomto směru jakákoli vypovídající statistika?</text:span></text:p>
      <text:p text:style-name="P113"/>
      <text:p text:style-name="P114"><text:span text:style-name="T115">K doporučení 4.4: Není mi jasná podstata a smysl zaslaných „</text:span><text:span text:style-name="T116">Potvrzení o </text:span><text:span text:style-name="T117">neschopnosti soustavně se připravovat na budoucí povolání nebo vykonávat výdělečnou činnost pro nemoc nebo úraz</text:span><text:span text:style-name="T118">“, které vydává ústav, ale podepisuje lékař. Formulář je zjevně stažen z internetových stránek Ministerstva práce a sociální věcí, přičemž jeho účelem mají být dávková řízení. Ve svém vyjádření uvádíte, že většina chlapců se dalšího vzdělávání dobrovolně vzdala. Potom potvrzením nerozumím, protože byli-li chlapci vyloučeni ze studia nebo do něj ani nenastoupili, nejsou studenty škol a tím pádem žádné potvrzení o neschopnosti přípravy na budoucí povolání nepotřebují. Z toho plyne</text:span><text:span text:style-name="T119">, že studující chlapci, kteří v<text:s/></text:span><text:span text:style-name="T120">ústavu mají individuální vzděl</text:span><text:span text:style-name="T121">ávací plán, potřebují potvrzení,</text:span><text:span text:style-name="T122"><text:s/>resp. omluvení zameškání výuky. Potom bych chápal, že toto potvrzení bude právě</text:span><text:span text:style-name="T123"><text:s/>nějakým takovým omluvením. Mám </text:span><text:span text:style-name="T124">tomu tedy rozumět tak, že<text:s/></text:span><text:span text:style-name="T125">4</text:span><text:span text:style-name="T126"><text:s/>chlapci, jejichž potvrzení mi bylo zasláno (Miroslav Pokuta, Tomáš Hanzelka, Antonín Jiřičný a Miroslav Recman), studují v ústavu na základě individuálních vzdělávacích plánů? Nebo se jedná o chlapce, kteří nejsou studenty žádné školy? Uvítám podrobnější vysvětlení.</text:span></text:p>
      <text:p text:style-name="P127"/>
      <text:p text:style-name="P128">K doporučení 5.9:<text:s/>Používání telefonů získaných z<text:s/>nelegálních zdrojů představuje poněkud jinou situaci než tu, která je předmětem zprávy (tam je rozebrána situace, kdy si rodič nepřeje, aby jeho dítě používalo mobilní telefon). Samozřejmě ve Vámi uváděném případě nevidím důvod nezeptat se rodiče, zda jeho dítě vlastní mobilní telefon a v případě záporné odpovědi žádat po dítěti vysvětlení původu mobilu (a případně mu ho odebrat). Souhlas rodiče Vám však přece ani v případě „kradeného“ telefonu nelegitimizuje jeho používání dítětem. Omezení používání mobilu během výchovných a vzdělávacích činností (a dejme tomu i v noci) nebylo vůbec předmětem kritiky mojí zprávy. Ta se týkala případného celkového odebrání mobilů dětem právě kvůli neexistenci souhlasu rodiče. Trvám proto na svém původním doporučení.</text:p>
      <text:p text:style-name="P129"/>
      <text:soft-page-break/>
      <text:p text:style-name="P130">K doporučení 5.13: Rozumím-li dobře, dívky III. skupiny mají vycházku zajištěnu i v případě, kdy slouží pouze jeden vychovatel a současně se na skupině nachází dívka, která má vycházku zakázanou?</text:p>
      <text:p text:style-name="P131"/>
      <text:p text:style-name="P132">K doporučení 5.14: Stojím si za tvrzením, že v době návštěvy<text:s/>byly<text:s/>dívky nuceny nosit ústavní oblečení i přesto, že měly k dispozici svoje vlastní. Minimálně jeden pracovník Kanceláře<text:s/>veřejného ochránce práv<text:s/>byl přítomen vycházce dívek, které byly (nuceně) oblečeny v ústavním oděvu. Považuji proto naše názory v tomto ohledu za rozporné a velmi pozorně se na téma zaměřím během následné návštěvy Vašeho ústavu. Ve Vašem<text:s/>vyjádření mi chybí stanovisko k<text:s/>chlapcům, neboť doporučení bylo koncipováno ve vztahu k oběma pohlavím.</text:p>
      <text:p text:style-name="P133"/>
      <text:p text:style-name="P134">K doporučení 5.17: Vaší argumentaci rozumím, jen upřesňuji, že text tohoto doporučení se vztahoval čistě k trestání za odmítnutí sledovat televizní zprávy, na což jste nereagovala.</text:p>
      <text:p text:style-name="P135"/>
      <text:p text:style-name="P136">K doporučení 7.2: Z<text:s/>Vašeho vyjádření plyne, že zajištění potřebné psychologické péče vázne pouze na vůli stávající psycholožky rozšířit svůj pracovní úvazek. Nevyčtu z něj fakt, zda v regionu nejsou psychologové k dispozici vůbec nebo to, zda není možné v ústavu vytvořit další pracovní pozici této odbornosti.</text:p>
      <text:p text:style-name="P137"/>
      <text:p text:style-name="P138">Vážená paní ředitelko, Vaše vyjádření k uvedenému přivítám<text:s/>do 30 dnů od doručení tohoto dopisu.</text:p>
      <text:p text:style-name="P139"/>
      <text:p text:style-name="P140">Děkuji Vám za spolupráci a zůstávám s pozdravem<text:s/></text:p>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Vážená paní</text:p>
      <text:p text:style-name="P156"><text:span text:style-name="T157">Mgr. Soňa Staňková</text:span></text:p>
      <text:p text:style-name="P158"><text:span text:style-name="T159">ředitelka</text:span></text:p>
      <text:p text:style-name="P160">Výchovný ústav, střední škola a školní jídelna<text:s/>Žulová</text:p>
      <text:p text:style-name="Základnítext">Komenského 154<text:s/></text:p>
      <text:p text:style-name="Základnítext">790 65 <text:s/>Žulová</text:p>
      <text:p text:style-name="Normální"/>
      <text:p text:style-name="Normální"/>
      <text:p text:style-name="Normální"/>
      <text:p text:style-name="ginis1">Údolní 39</text:p>
      <text:p text:style-name="ginis1">602 00 Brno</text:p>
      <text:p text:style-name="ginis1">tel: (+420) 542 542 888, fax: (+420) 542 542 11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5" style:display-name="Nadpis 5" style:family="paragraph" style:parent-style-name="Normální" style:next-style-name="Normální" style:default-outline-level="5">
      <style:paragraph-properties fo:keep-with-next="always"/>
      <style:text-properties style:font-name="Arial" fo:font-weight="bold" style:font-weight-asian="bold" style:font-weight-complex="bold" fo:font-style="italic" style:font-style-asian="italic" style:font-style-complex="italic" fo:font-size="16pt" style:font-size-asian="16pt" fo:hyphenate="false"/>
    </style:style>
    <style:style style:name="Normální" style:display-name="Normální" style:family="paragraph">
      <style:text-properties style:font-name="Times New Roman" style:font-name-asian="Times New Roman" fo:font-size="12pt" style:font-size-asian="12pt" style:font-size-complex="12pt" fo:hyphenate="false"/>
    </style:style>
    <style:style style:name="Standardnípísmoodstavce" style:display-name="Standardní písmo odstavce" style:family="text"/>
    <style:style style:name="Nadpis5Char" style:display-name="Nadpis 5 Char" style:family="text" style:parent-style-name="Standardnípísmoodstavce">
      <style:text-properties style:font-name="Arial" style:font-name-asian="Times New Roman" style:font-name-complex="Times New Roman" fo:font-weight="bold" style:font-weight-asian="bold" style:font-weight-complex="bold" fo:font-style="italic" style:font-style-asian="italic" style:font-style-complex="italic" fo:font-size="16pt" style:font-size-asian="16pt" style:font-size-complex="12pt" style:language-asian="cs" style:country-asian="CZ"/>
    </style:style>
    <style:style style:name="ginis1" style:display-name="ginis1" style:family="paragraph" style:parent-style-name="Normální">
      <style:paragraph-properties fo:text-align="center"/>
      <style:text-properties style:font-name="Arial" fo:font-size="9pt" style:font-size-asian="9pt" style:font-size-complex="10pt" fo:hyphenate="false"/>
    </style:style>
    <style:style style:name="Základnítext" style:display-name="Základní text" style:family="paragraph" style:parent-style-name="Normální">
      <style:paragraph-properties fo:text-align="justify"/>
      <style:text-properties style:font-name="Arial" style:font-name-complex="Arial" fo:hyphenate="false"/>
    </style:style>
    <style:style style:name="ZákladnítextChar" style:display-name="Základní text Char" style:family="text" style:parent-style-name="Standardnípísmoodstavce">
      <style:text-properties style:font-name="Arial" style:font-name-asian="Times New Roman" style:font-name-complex="Arial" fo:font-size="12pt" style:font-size-asian="12pt" style:font-size-complex="12pt" style:language-asian="cs" style:country-asian="CZ"/>
    </style:style>
    <style:style style:name="Silné" style:display-name="Silné" style:family="text">
      <style:text-properties fo:font-weight="bold" style:font-weight-asian="bold" style:font-weight-complex="bold"/>
    </style:style>
    <style:style style:name="Textpozn.podčarou" style:display-name="Text pozn. pod čarou" style:family="paragraph" style:parent-style-name="Normální">
      <style:text-properties fo:font-size="10pt" style:font-size-asian="10pt" style:font-size-complex="10pt" fo:hyphenate="false"/>
    </style:style>
    <style:style style:name="Textpozn.podčarouChar" style:display-name="Text pozn. pod čarou Char" style:family="text" style:parent-style-name="Standardnípísmoodstavce">
      <style:text-properties style:font-name="Times New Roman" style:font-name-asian="Times New Roman" style:font-name-complex="Times New Roman" fo:font-size="10pt" style:font-size-asian="10pt" style:font-size-complex="10pt" style:language-asian="cs" style:country-asian="CZ"/>
    </style:style>
    <style:style style:name="Značkapozn.podčarou" style:display-name="Značka pozn. pod čarou" style:family="text">
      <style:text-properties style:text-position="super 65%"/>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Times New Roman" style:font-name-asian="Times New Roman" fo:font-size="12pt" style:font-size-asian="12pt" style:font-size-complex="12pt"/>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Times New Roman" style:font-name-asian="Times New Roman" fo:font-size="12pt" style:font-size-asian="12pt" style:font-size-complex="12pt"/>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5"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Zápatí" style:family="paragraph">
      <style:paragraph-properties fo:text-align="center"/>
    </style:style>
  </office:automatic-styles>
  <office:master-styles>
    <style:master-page style:name="MP0" style:page-layout-name="PL0">
      <style:footer>
        <text:p text:style-name="P2"><text:page-number text:fixed="false">4</text:page-number></text:p>
        <text:p text:style-name="Zápatí"/>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crhova</meta:initial-creator>
    <dc:creator>Bádrová Pavlína Mgr.</dc:creator>
    <meta:creation-date>2017-05-12T07:18:00Z</meta:creation-date>
    <dc:date>2017-05-12T07:18:00Z</dc:date>
    <meta:print-date>2011-11-07T07:13:00Z</meta:print-date>
    <meta:template xlink:href="Normal" xlink:type="simple"/>
    <meta:editing-cycles>2</meta:editing-cycles>
    <meta:editing-duration>PT0S</meta:editing-duration>
    <meta:document-statistic meta:page-count="4" meta:paragraph-count="21" meta:word-count="1547" meta:character-count="10657" meta:row-count="76" meta:non-whitespace-character-count="9131"/>
  </office:meta>
</office:document-meta>
</file>